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fo:color="#006600"/>
    </style:style>
    <style:style style:name="ce12" style:family="table-cell" style:parent-style-name="Default">
      <style:table-cell-properties fo:background-color="#729fcf"/>
    </style:style>
    <style:style style:name="ce13" style:family="table-cell" style:parent-style-name="Default">
      <style:table-cell-properties fo:background-color="transparent"/>
      <style:text-properties fo:color="#006600"/>
    </style:style>
    <style:style style:name="ce14" style:family="table-cell" style:parent-style-name="Default">
      <style:table-cell-properties fo:background-color="#cc9966"/>
    </style:style>
    <style:style style:name="ce15" style:family="table-cell" style:parent-style-name="Default">
      <style:table-cell-properties fo:background-color="#cc9999"/>
    </style:style>
    <style:style style:name="ce16" style:family="table-cell" style:parent-style-name="Default">
      <style:table-cell-properties fo:background-color="#cccc99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number-columns-repeated="39" table:default-cell-style-name="Default"/>
        <table:table-column table:style-name="co4" table:number-columns-repeated="983" table:default-cell-style-name="Default"/>
        <table:table-row table:style-name="ro1">
          <table:table-cell table:style-name="ce1" office:value-type="string" calcext:value-type="string">
            <text:p>iterations</text:p>
          </table:table-cell>
          <table:table-cell table:style-name="ce4" office:value-type="string" calcext:value-type="string">
            <text:p>rank</text:p>
          </table:table-cell>
          <table:table-cell table:style-name="ce7" office:value-type="string" calcext:value-type="string">
            <text:p>operations</text:p>
          </table:table-cell>
          <table:table-cell table:style-name="ce7"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table:style-name="ce8" office:value-type="string" calcext:value-type="string">
            <text:p>__init__</text:p>
          </table:table-cell>
          <table:table-cell table:style-name="ce9"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initialize O(mn)</text:p>
          </table:table-cell>
          <table:table-cell table:style-name="ce9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save O(mn)</text:p>
          </table:table-cell>
          <table:table-cell table:style-name="ce9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table:style-name="ce9"/>
          <table:table-cell table:style-name="ce11" office:value-type="string" calcext:value-type="string">
            <text:p>Bcast O(1)</text:p>
          </table:table-cell>
          <table:table-cell table:style-name="ce9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10" office:value-type="string" calcext:value-type="string">
            <text:p>fa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10"/>
          <table:table-cell table:style-name="ce10" office:value-type="string" calcext:value-type="string">
            <text:p>__setup_gen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ll</text:p>
          </table:table-cell>
          <table:table-cell table:style-name="ce10" table:number-columns-repeated="2"/>
          <table:table-cell office:value-type="string" calcext:value-type="string">
            <text:p>initialize O(m^2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number-columns-repeated="2"/>
          <table:table-cell office:value-type="string" calcext:value-type="string">
            <text:p>invert O(m^2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 but 0</text:p>
          </table:table-cell>
          <table:table-cell table:style-name="ce10" table:number-columns-repeated="2"/>
          <table:table-cell office:value-type="string" calcext:value-type="string">
            <text:p>initialize O(m^2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10" table:number-columns-repeated="2"/>
          <table:table-cell table:style-name="ce13" office:value-type="string" calcext:value-type="string">
            <text:p>Bcast O(m^2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 &lt; n</text:p>
          </table:table-cell>
          <table:table-cell table:style-name="ce10" table:number-columns-repeated="2"/>
          <table:table-cell office:value-type="string" calcext:value-type="string">
            <text:p>multiply O(m^2)O(m^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 office:value-type="string" calcext:value-type="string">
            <text:p>for k = 1, 2, ..., 2n – 1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 table:style-name="ce10" office:value-type="string" calcext:value-type="string">
            <text:p>__set_curr_g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 table:style-name="ce10" office:value-type="string" calcext:value-type="string">
            <text:p>__block_redu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office:value-type="string" calcext:value-type="string">
            <text:p>initialize O(m^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4" office:value-type="string" calcext:value-type="string">
            <text:p>for sb1 = 0, p, ..., 2m – p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(2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4"/>
          <table:table-cell office:value-type="string" calcext:value-type="string">
            <text:p>initialize O(m^2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4"/>
          <table:table-cell table:style-name="ce16" office:value-type="string" calcext:value-type="string">
            <text:p>for j = 0, 1, ..., p – 1: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 table:style-name="ce10" office:value-type="string" calcext:value-type="string">
            <text:p>__house_ve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(p)(2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initializ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table:style-name="ce13" office:value-type="string" calcext:value-type="string">
            <text:p>Bcast O(1) (conditiona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multiply O(m)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send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(2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receive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send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receive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(2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send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receiv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 table:style-name="ce10" office:value-type="string" calcext:value-type="string">
            <text:p>__seq_upd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multiply O(m^2)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send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initializ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receiv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send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initializ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receiv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 table:style-name="ce16"/>
          <table:table-cell/>
          <table:table-cell office:value-type="string" calcext:value-type="string">
            <text:p>multiply O(m)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0, k</text:p>
          </table:table-cell>
          <table:table-cell/>
          <table:table-cell table:style-name="ce12"/>
          <table:table-cell/>
          <table:table-cell table:style-name="ce14"/>
          <table:table-cell table:style-name="ce10" office:value-type="string" calcext:value-type="string">
            <text:p>__aggreg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0, k</text:p>
          </table:table-cell>
          <table:table-cell/>
          <table:table-cell table:style-name="ce12"/>
          <table:table-cell/>
          <table:table-cell table:style-name="ce14"/>
          <table:table-cell/>
          <table:table-cell office:value-type="string" calcext:value-type="string">
            <text:p>multiply O(m^2)O(m^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0, k</text:p>
          </table:table-cell>
          <table:table-cell/>
          <table:table-cell table:style-name="ce12"/>
          <table:table-cell/>
          <table:table-cell table:style-name="ce14"/>
          <table:table-cell table:style-name="ce10" office:value-type="string" calcext:value-type="string">
            <text:p>__set_curr_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0, k</text:p>
          </table:table-cell>
          <table:table-cell/>
          <table:table-cell table:style-name="ce12"/>
          <table:table-cell/>
          <table:table-cell table:style-name="ce14"/>
          <table:table-cell table:style-name="ce10" office:value-type="string" calcext:value-type="string">
            <text:p>__new_block_upd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/>
          <table:table-cell office:value-type="string" calcext:value-type="string">
            <text:p>multiply O(m^2)O(m^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/>
          <table:table-cell office:value-type="string" calcext:value-type="string">
            <text:p>send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4"/>
          <table:table-cell/>
          <table:table-cell office:value-type="string" calcext:value-type="string">
            <text:p>initializ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4"/>
          <table:table-cell/>
          <table:table-cell office:value-type="string" calcext:value-type="string">
            <text:p>receiv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4"/>
          <table:table-cell/>
          <table:table-cell office:value-type="string" calcext:value-type="string">
            <text:p>invert O(p^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4"/>
          <table:table-cell/>
          <table:table-cell office:value-type="string" calcext:value-type="string">
            <text:p>multiply O(mp)O(p^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4"/>
          <table:table-cell/>
          <table:table-cell office:value-type="string" calcext:value-type="string">
            <text:p>send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/>
          <table:table-cell office:value-type="string" calcext:value-type="string">
            <text:p>initializ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/>
          <table:table-cell office:value-type="string" calcext:value-type="string">
            <text:p>receiv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4"/>
          <table:table-cell/>
          <table:table-cell office:value-type="string" calcext:value-type="string">
            <text:p>multiply O(mp)O(p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office:value-type="string" calcext:value-type="string">
            <text:p>initialize O(m^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3" office:value-type="string" calcext:value-type="string">
            <text:p>Bcast O(m^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5" office:value-type="string" calcext:value-type="string">
            <text:p>for sb1 = 0, p, ..., 2m – p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5"/>
          <table:table-cell office:value-type="string" calcext:value-type="string">
            <text:p>initialize O(p^2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5"/>
          <table:table-cell table:style-name="ce10" office:value-type="string" calcext:value-type="string">
            <text:p>__aggreg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5"/>
          <table:table-cell/>
          <table:table-cell office:value-type="string" calcext:value-type="string">
            <text:p>multiply O(mp)O(p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5"/>
          <table:table-cell table:style-name="ce10" office:value-type="string" calcext:value-type="string">
            <text:p>__set_curr_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5"/>
          <table:table-cell table:style-name="ce10" office:value-type="string" calcext:value-type="string">
            <text:p>__block_upd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5"/>
          <table:table-cell table:style-name="ce10"/>
          <table:table-cell table:style-name="ce10" office:value-type="string" calcext:value-type="string">
            <text:p>yty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5"/>
          <table:table-cell table:number-columns-repeated="2"/>
          <table:table-cell office:value-type="string" calcext:value-type="string">
            <text:p>multiply O(m^2)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5"/>
          <table:table-cell table:number-columns-repeated="2"/>
          <table:table-cell office:value-type="string" calcext:value-type="string">
            <text:p>send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5"/>
          <table:table-cell table:number-columns-repeated="2"/>
          <table:table-cell office:value-type="string" calcext:value-type="string">
            <text:p>initialize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5"/>
          <table:table-cell table:number-columns-repeated="2"/>
          <table:table-cell office:value-type="string" calcext:value-type="string">
            <text:p>receive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5"/>
          <table:table-cell table:number-columns-repeated="2"/>
          <table:table-cell office:value-type="string" calcext:value-type="string">
            <text:p>invert O(p^2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5"/>
          <table:table-cell table:number-columns-repeated="2"/>
          <table:table-cell office:value-type="string" calcext:value-type="string">
            <text:p>multiply O(mp)O(p^2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5"/>
          <table:table-cell table:number-columns-repeated="2"/>
          <table:table-cell office:value-type="string" calcext:value-type="string">
            <text:p>send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5"/>
          <table:table-cell table:number-columns-repeated="2"/>
          <table:table-cell office:value-type="string" calcext:value-type="string">
            <text:p>initialize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5"/>
          <table:table-cell table:number-columns-repeated="2"/>
          <table:table-cell office:value-type="string" calcext:value-type="string">
            <text:p>receive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5"/>
          <table:table-cell table:number-columns-repeated="2"/>
          <table:table-cell office:value-type="string" calcext:value-type="string">
            <text:p>multiply O(mp)O(p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 table:style-name="ce13" office:value-type="string" calcext:value-type="string">
            <text:p>Bcast O(1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 office:value-type="string" calcext:value-type="string">
            <text:p>save O(mn)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00-00-00</text:date>, <text:time style:data-style-name="N2" text:time-value="08:42:17.871182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3:09:52.167686591</meta:creation-date>
    <dc:date>2017-07-12T17:12:06.402675535</dc:date>
    <meta:editing-duration>PT2H24M7S</meta:editing-duration>
    <meta:editing-cycles>18</meta:editing-cycles>
    <meta:generator>LibreOffice/4.2.8.2$Linux_X86_64 LibreOffice_project/420m0$Build-2</meta:generator>
    <meta:document-statistic meta:table-count="1" meta:cell-count="219" meta:object-count="0"/>
  </office:meta>
</office:document-meta>
</file>